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1: State the main point: West et al. 2019 “I’d blush if I could” Ch. 6, subchapter “Tolerance of Sexual Harassment and Verbal Abuse”</text:p>
      <text:p text:style-name="Preformatted_20_Text">Gendered voice assistants can have a sociological/psychological impact on the end-users, e.g., normalizing (by a lack of prevention) the sexual harassment and verbal abuse of women</text:p>
      <text:p text:style-name="Preformatted_20_Text">Explain why the point stood out to me:</text:p>
      <text:p text:style-name="Preformatted_20_Text">I had not considered the psychological and sociological implications of interacting with gendered voice agents, and that the virtualization of a human-like entity that gives reasonably realistic albeit tailored responses to requests could heavily skew social norms and what is deemed acceptable treatment of people.</text:p>
      <text:p text:style-name="Preformatted_20_Text">Respond to the point with a technical answer, i.e., what could be a technical solution that needs to be innovated and what would be a first design step to take:</text:p>
      <text:p text:style-name="Preformatted_20_Text"/>
      <text:p text:style-name="Preformatted_20_Text">what could be an overall regulatory policy solution? What type of legal or company-best practice-type solution needs to be proposed? Include reasoning for choosing one over the other and the goal of the solution:</text:p>
      <text:p text:style-name="Preformatted_20_Text"/>
      <text:p text:style-name="Preformatted_20_Text">P2: State the main point: Siau &amp; Wang 2020 “Ethics of AI and Ethical AI” Section 3.1.3, CA Senate Bill 1047 </text:p>
      <text:p text:style-name="Preformatted_20_Text"/>
      <text:p text:style-name="Preformatted_20_Text">Who is accountable when an AI agent fails? The developer, the data owner, or the end user?</text:p>
      <text:p text:style-name="Preformatted_20_Text">Explain why the point stood out to me:</text:p>
      <text:p text:style-name="Preformatted_20_Text">This is a topic I had considered and it is clear that the answer depends on a variety of factors, including societal/cultural standards as well as current laws. The CA bill recently </text:p>
      <text:p text:style-name="Preformatted_20_Text">Respond to the point with a technical answer, i.e., what could be a technical solution that needs to be innovated and what would be a first design step to take:</text:p>
      <text:p text:style-name="Preformatted_20_Text"/>
      <text:p text:style-name="Preformatted_20_Text">what could be an overall regulatory policy solution? What type of legal or company-best practice-type solution needs to be proposed? Include reasoning for choosing one over the other and the goal of the solution:</text:p>
      <text:p text:style-name="Preformatted_20_Text"/>
      <text:p text:style-name="Preformatted_20_Text">P3: State the main point: Cave et al., 2018 “Motivations and Risks of Machine Ethics” Section IV.A</text:p>
      <text:p text:style-name="Preformatted_20_Text">The potential failure and corruptibility of ethical AI systems may lead to major consequences.</text:p>
      <text:p text:style-name="Preformatted_20_Text">Explain why the point stood out to me:</text:p>
      <text:p text:style-name="Preformatted_20_Text">I had not previously considered the intricacies of training AI systems to make ethical decisions, for instance the fact that being able to make ethical decisions does not imply a guarantee of making ethically correct decisions. After reading section IV.A of Cave et al., 2018, it is apparent that a sufficiently trained moral reasoning system could be capable of making complex ethical justifications of it’s decisions and actions.</text:p>
      <text:p text:style-name="Preformatted_20_Text">Respond to the point with a technical answer, i.e., what could be a technical solution that needs to be innovated and what would be a first design step to take:</text:p>
      <text:p text:style-name="Preformatted_20_Text"/>
      <text:p text:style-name="Preformatted_20_Text"/>
      <text:p text:style-name="Preformatted_20_Text">what could be an overall regulatory policy solution? What type of legal or company-best practice-type solution needs to be proposed? Include reasoning for choosing one over the other and the goal of the solutio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6T16:49:58.874811718</dc:date>
    <meta:editing-duration>PT4M19S</meta:editing-duration>
    <meta:editing-cycles>1</meta:editing-cycles>
    <meta:document-statistic meta:table-count="0" meta:image-count="0" meta:object-count="0" meta:page-count="1" meta:paragraph-count="18" meta:word-count="480" meta:character-count="2861" meta:non-whitespace-character-count="2397"/>
    <meta:generator>LibreOffice/24.2.5.2$Linux_X86_64 LibreOffice_project/d6e8b0f3fc6e8af2b00cf4969fd0d2fa45b9a62e</meta:generator>
  </office:meta>
</office:document-meta>
</file>